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187.06pt"/>
    </style:style>
    <style:style style:name="co5" style:family="table-column">
      <style:table-column-properties fo:break-before="auto" style:column-width="321.9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175.44pt"/>
    </style:style>
    <style:style style:name="co8" style:family="table-column">
      <style:table-column-properties fo:break-before="auto" style:column-width="207.1pt"/>
    </style:style>
    <style:style style:name="co9" style:family="table-column">
      <style:table-column-properties fo:break-before="auto" style:column-width="162.34pt"/>
    </style:style>
    <style:style style:name="co10" style:family="table-column">
      <style:table-column-properties fo:break-before="auto" style:column-width="160.81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10.61pt"/>
    </style:style>
    <style:style style:name="co13" style:family="table-column">
      <style:table-column-properties fo:break-before="auto" style:column-width="754.4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mple_before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office:value-type="string" calcext:value-type="string">
            <text:p>PostHistoryId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PostTypeId</text:p>
          </table:table-cell>
          <table:table-cell office:value-type="string" calcext:value-type="string">
            <text:p>Hyperlink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omment(s) related to edit</text:p>
          </table:table-cell>
          <table:table-cell office:value-type="string" calcext:value-type="string">
            <text:p>Comment(s) is/are clarifying question</text:p>
          </table:table-cell>
          <table:table-cell office:value-type="string" calcext:value-type="string">
            <text:p>Comment(s) ask(s) for additional information</text:p>
          </table:table-cell>
          <table:table-cell office:value-type="string" calcext:value-type="string">
            <text:p>Edit and comment in same minute</text:p>
          </table:table-cell>
          <table:table-cell office:value-type="string" calcext:value-type="string">
            <text:p>Edit added or modified code block</text:p>
          </table:table-cell>
          <table:table-cell office:value-type="string" calcext:value-type="string">
            <text:p>Edit documented in post</text:p>
          </table:table-cell>
          <table:table-cell office:value-type="string" calcext:value-type="string">
            <text:p>Edits by non-authors</text:p>
          </table:table-cell>
          <table:table-cell office:value-type="string" calcext:value-type="string">
            <text:p>Remarks</text:p>
          </table:table-cell>
          <table:table-cell table:number-columns-repeated="1011"/>
        </table:table-row>
        <table:table-row table:style-name="ro1">
          <table:table-cell office:value-type="float" office:value="4240054" calcext:value-type="float">
            <text:p>4240054</text:p>
          </table:table-cell>
          <table:table-cell office:value-type="float" office:value="2097117" calcext:value-type="float">
            <text:p>2097117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2]=1; &quot;q&quot;; &quot;a&quot;); &quot;/&quot;; [.B2]))" office:value-type="string" office:string-value="https://stackoverflow.com/a/2097117" calcext:value-type="string">
            <text:p>https://stackoverflow.com/a/2097117</text:p>
          </table:table-cell>
          <table:table-cell office:value-type="string" calcext:value-type="string">
            <text:p>comment by question author→ comment by answer author → edit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arification on question by question author</text:p>
          </table:table-cell>
          <table:table-cell table:number-columns-repeated="1011"/>
        </table:table-row>
        <table:table-row table:style-name="ro1">
          <table:table-cell office:value-type="float" office:value="30512788" calcext:value-type="float">
            <text:p>30512788</text:p>
          </table:table-cell>
          <table:table-cell office:value-type="float" office:value="12901826" calcext:value-type="float">
            <text:p>12901826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3]=1; &quot;q&quot;; &quot;a&quot;); &quot;/&quot;; [.B3]))" office:value-type="string" office:string-value="https://stackoverflow.com/q/12901826" calcext:value-type="string">
            <text:p>https://stackoverflow.com/q/129018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Asking for additional information, edit unrelated to comment</text:p>
          </table:table-cell>
          <table:table-cell table:number-columns-repeated="1011"/>
        </table:table-row>
        <table:table-row table:style-name="ro1">
          <table:table-cell office:value-type="float" office:value="31055834" calcext:value-type="float">
            <text:p>31055834</text:p>
          </table:table-cell>
          <table:table-cell office:value-type="float" office:value="13100680" calcext:value-type="float">
            <text:p>13100680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4]=1; &quot;q&quot;; &quot;a&quot;); &quot;/&quot;; [.B4]))" office:value-type="string" office:string-value="https://stackoverflow.com/q/13100680" calcext:value-type="string">
            <text:p>https://stackoverflow.com/q/13100680</text:p>
          </table:table-cell>
          <table:table-cell office:value-type="string" calcext:value-type="string">
            <text:p>two comments by other users → multiple edits</text:p>
          </table:table-cell>
          <table:table-cell office:value-type="string" calcext:value-type="string">
            <text:p>unclea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Added additional code after comments, relation to comments unclear</text:p>
          </table:table-cell>
          <table:table-cell table:number-columns-repeated="1011"/>
        </table:table-row>
        <table:table-row table:style-name="ro1">
          <table:table-cell table:style-name="ce1" office:value-type="float" office:value="35475020" calcext:value-type="float">
            <text:p>35475020</text:p>
          </table:table-cell>
          <table:table-cell table:style-name="ce1" office:value-type="float" office:value="14693710" calcext:value-type="float">
            <text:p>146937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HYPERLINK(COM.MICROSOFT.CONCAT(&quot;https://stackoverflow.com/&quot;; IF([.C5]=1; &quot;q&quot;; &quot;a&quot;); &quot;/&quot;; [.B5]))" office:value-type="string" office:string-value="https://stackoverflow.com/q/14693710" calcext:value-type="string">
            <text:p>https://stackoverflow.com/q/14693710</text:p>
          </table:table-cell>
          <table:table-cell table:style-name="ce1" office:value-type="string" calcext:value-type="string">
            <text:p>comment by other user →edit → comment → edit → comment</text:p>
          </table:table-cell>
          <table:table-cell table:number-columns-repeated="6" table:style-name="ce3" office:value-type="string" calcext:value-type="string">
            <text:p>yes</text:p>
          </table:table-cell>
          <table:table-cell table:style-name="ce3" office:value-type="string" calcext:value-type="string">
            <text:p>some</text:p>
          </table:table-cell>
          <table:table-cell table:style-name="ce1" office:value-type="string" calcext:value-type="string">
            <text:p>Asking for additional information, edits related to comment, edits documented in post</text:p>
          </table:table-cell>
          <table:table-cell table:style-name="ce1" table:number-columns-repeated="1011"/>
        </table:table-row>
        <table:table-row table:style-name="ro1">
          <table:table-cell office:value-type="float" office:value="36890536" calcext:value-type="float">
            <text:p>36890536</text:p>
          </table:table-cell>
          <table:table-cell office:value-type="float" office:value="15207317" calcext:value-type="float">
            <text:p>15207317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6]=1; &quot;q&quot;; &quot;a&quot;); &quot;/&quot;; [.B6]))" office:value-type="string" office:string-value="https://stackoverflow.com/a/15207317" calcext:value-type="string">
            <text:p>https://stackoverflow.com/a/15207317</text:p>
          </table:table-cell>
          <table:table-cell office:value-type="string" calcext:value-type="string">
            <text:p>comment by other user → edit/comment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inting to error, fix, comment that fix did not work</text:p>
          </table:table-cell>
          <table:table-cell table:number-columns-repeated="1011"/>
        </table:table-row>
        <table:table-row table:style-name="ro1">
          <table:table-cell table:style-name="ce1" office:value-type="float" office:value="37531119" calcext:value-type="float">
            <text:p>37531119</text:p>
          </table:table-cell>
          <table:table-cell table:style-name="ce1" office:value-type="float" office:value="15437937" calcext:value-type="float">
            <text:p>1543793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HYPERLINK(COM.MICROSOFT.CONCAT(&quot;https://stackoverflow.com/&quot;; IF([.C7]=1; &quot;q&quot;; &quot;a&quot;); &quot;/&quot;; [.B7]))" office:value-type="string" office:string-value="https://stackoverflow.com/a/15437937" calcext:value-type="string">
            <text:p>https://stackoverflow.com/a/15437937</text:p>
          </table:table-cell>
          <table:table-cell table:style-name="ce1" office:value-type="string" calcext:value-type="string">
            <text:p>comment by question author → edit → comment by answer author → comment by question author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Clarification on question by question author, updated answer</text:p>
          </table:table-cell>
          <table:table-cell table:style-name="ce1" table:number-columns-repeated="1011"/>
        </table:table-row>
        <table:table-row table:style-name="ro1">
          <table:table-cell office:value-type="float" office:value="38873882" calcext:value-type="float">
            <text:p>38873882</text:p>
          </table:table-cell>
          <table:table-cell office:value-type="float" office:value="15921218" calcext:value-type="float">
            <text:p>15921218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8]=1; &quot;q&quot;; &quot;a&quot;); &quot;/&quot;; [.B8]))" office:value-type="string" office:string-value="https://stackoverflow.com/q/15921218" calcext:value-type="string">
            <text:p>https://stackoverflow.com/q/15921218</text:p>
          </table:table-cell>
          <table:table-cell office:value-type="string" calcext:value-type="string">
            <text:p>comment by other user → edit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sking for clarification on question, relation to comment unclear</text:p>
          </table:table-cell>
          <table:table-cell table:number-columns-repeated="1011"/>
        </table:table-row>
        <table:table-row table:style-name="ro1">
          <table:table-cell office:value-type="float" office:value="43455313" calcext:value-type="float">
            <text:p>43455313</text:p>
          </table:table-cell>
          <table:table-cell office:value-type="float" office:value="17569613" calcext:value-type="float">
            <text:p>17569613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9]=1; &quot;q&quot;; &quot;a&quot;); &quot;/&quot;; [.B9]))" office:value-type="string" office:string-value="https://stackoverflow.com/q/17569613" calcext:value-type="string">
            <text:p>https://stackoverflow.com/q/17569613</text:p>
          </table:table-cell>
          <table:table-cell office:value-type="string" calcext:value-type="string">
            <text:p>comment by other user → e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sking for additional information, edit related to comment</text:p>
          </table:table-cell>
          <table:table-cell table:number-columns-repeated="1011"/>
        </table:table-row>
        <table:table-row table:style-name="ro1">
          <table:table-cell office:value-type="float" office:value="48828348" calcext:value-type="float">
            <text:p>48828348</text:p>
          </table:table-cell>
          <table:table-cell office:value-type="float" office:value="19236571" calcext:value-type="float">
            <text:p>19236571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0]=1; &quot;q&quot;; &quot;a&quot;); &quot;/&quot;; [.B10]))" office:value-type="string" office:string-value="https://stackoverflow.com/q/19236571" calcext:value-type="string">
            <text:p>https://stackoverflow.com/q/19236571</text:p>
          </table:table-cell>
          <table:table-cell office:value-type="string" calcext:value-type="string">
            <text:p>multiple comments by other users → two edit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 (formatting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edits not by author, improvements to question description and code formatting</text:p>
          </table:table-cell>
          <table:table-cell table:number-columns-repeated="1011"/>
        </table:table-row>
        <table:table-row table:style-name="ro1">
          <table:table-cell office:value-type="float" office:value="54060980" calcext:value-type="float">
            <text:p>54060980</text:p>
          </table:table-cell>
          <table:table-cell office:value-type="float" office:value="20698049" calcext:value-type="float">
            <text:p>20698049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1]=1; &quot;q&quot;; &quot;a&quot;); &quot;/&quot;; [.B11]))" office:value-type="string" office:string-value="https://stackoverflow.com/a/20698049" calcext:value-type="string">
            <text:p>https://stackoverflow.com/a/20698049</text:p>
          </table:table-cell>
          <table:table-cell office:value-type="string" calcext:value-type="string">
            <text:p>comment by question author → comment by answer author → comment by question author → comment by answer author → edit → comment by answer author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arification on question, then updated answer</text:p>
          </table:table-cell>
          <table:table-cell table:number-columns-repeated="1011"/>
        </table:table-row>
        <table:table-row table:style-name="ro1">
          <table:table-cell office:value-type="float" office:value="63004062" calcext:value-type="float">
            <text:p>63004062</text:p>
          </table:table-cell>
          <table:table-cell office:value-type="float" office:value="23103758" calcext:value-type="float">
            <text:p>23103758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2]=1; &quot;q&quot;; &quot;a&quot;); &quot;/&quot;; [.B12]))" office:value-type="string" office:string-value="https://stackoverflow.com/q/23103758" calcext:value-type="string">
            <text:p>https://stackoverflow.com/q/23103758</text:p>
          </table:table-cell>
          <table:table-cell office:value-type="string" calcext:value-type="string">
            <text:p>comment by other user → comment by question author → comment by other user → edit → comment by question auth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 (link to external sourc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scussion, then user asked for complete code on Plunker, author added link to post and commented it</text:p>
          </table:table-cell>
          <table:table-cell table:number-columns-repeated="1011"/>
        </table:table-row>
        <table:table-row table:style-name="ro1">
          <table:table-cell office:value-type="float" office:value="66206971" calcext:value-type="float">
            <text:p>66206971</text:p>
          </table:table-cell>
          <table:table-cell office:value-type="float" office:value="23939937" calcext:value-type="float">
            <text:p>23939937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3]=1; &quot;q&quot;; &quot;a&quot;); &quot;/&quot;; [.B13]))" office:value-type="string" office:string-value="https://stackoverflow.com/q/23939937" calcext:value-type="string">
            <text:p>https://stackoverflow.com/q/2393993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Edit by different author improving code formatting, unrelated to comments</text:p>
          </table:table-cell>
          <table:table-cell table:number-columns-repeated="1011"/>
        </table:table-row>
        <table:table-row table:style-name="ro1">
          <table:table-cell office:value-type="float" office:value="68582542" calcext:value-type="float">
            <text:p>68582542</text:p>
          </table:table-cell>
          <table:table-cell office:value-type="float" office:value="24553707" calcext:value-type="float">
            <text:p>24553707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4]=1; &quot;q&quot;; &quot;a&quot;); &quot;/&quot;; [.B14]))" office:value-type="string" office:string-value="https://stackoverflow.com/q/24553707" calcext:value-type="string">
            <text:p>https://stackoverflow.com/q/24553707</text:p>
          </table:table-cell>
          <table:table-cell office:value-type="string" calcext:value-type="string">
            <text:p>comment by other user → edit →comment by question author 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Additional information provided by question author after comment, other edits improve grammar/layout and were not made by post author</text:p>
          </table:table-cell>
          <table:table-cell table:number-columns-repeated="1011"/>
        </table:table-row>
        <table:table-row table:style-name="ro1">
          <table:table-cell office:value-type="float" office:value="71921347" calcext:value-type="float">
            <text:p>71921347</text:p>
          </table:table-cell>
          <table:table-cell office:value-type="float" office:value="25427201" calcext:value-type="float">
            <text:p>25427201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5]=1; &quot;q&quot;; &quot;a&quot;); &quot;/&quot;; [.B15]))" office:value-type="string" office:string-value="https://stackoverflow.com/q/25427201" calcext:value-type="string">
            <text:p>https://stackoverflow.com/q/25427201</text:p>
          </table:table-cell>
          <table:table-cell office:value-type="string" calcext:value-type="string">
            <text:p>comment by other user → comment by question author → edit</text:p>
          </table:table-cell>
          <table:table-cell office:value-type="string" calcext:value-type="string">
            <text:p>unclear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ne (only tags edited)</text:p>
          </table:table-cell>
          <table:table-cell office:value-type="string" calcext:value-type="string">
            <text:p>Not clear if comment and edit are related</text:p>
          </table:table-cell>
          <table:table-cell table:number-columns-repeated="1011"/>
        </table:table-row>
        <table:table-row table:style-name="ro1">
          <table:table-cell table:style-name="ce1" office:value-type="float" office:value="76970373" calcext:value-type="float">
            <text:p>76970373</text:p>
          </table:table-cell>
          <table:table-cell table:style-name="ce1" office:value-type="float" office:value="26743999" calcext:value-type="float">
            <text:p>2674399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HYPERLINK(COM.MICROSOFT.CONCAT(&quot;https://stackoverflow.com/&quot;; IF([.C16]=1; &quot;q&quot;; &quot;a&quot;); &quot;/&quot;; [.B16]))" office:value-type="string" office:string-value="https://stackoverflow.com/a/26743999" calcext:value-type="string">
            <text:p>https://stackoverflow.com/a/26743999</text:p>
          </table:table-cell>
          <table:table-cell table:style-name="ce1" office:value-type="string" calcext:value-type="string">
            <text:p>discussion between question author and answer author → edit → answer by question author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3" office:value-type="string" calcext:value-type="string">
            <text:p>community</text:p>
          </table:table-cell>
          <table:table-cell table:style-name="ce1" office:value-type="string" calcext:value-type="string">
            <text:p>Edit added an additional untested solution, comment indicates that it does not work</text:p>
          </table:table-cell>
          <table:table-cell table:style-name="ce1" table:number-columns-repeated="1011"/>
        </table:table-row>
        <table:table-row table:style-name="ro1">
          <table:table-cell office:value-type="float" office:value="90050732" calcext:value-type="float">
            <text:p>90050732</text:p>
          </table:table-cell>
          <table:table-cell office:value-type="float" office:value="30133668" calcext:value-type="float">
            <text:p>30133668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7]=1; &quot;q&quot;; &quot;a&quot;); &quot;/&quot;; [.B17]))" office:value-type="string" office:string-value="https://stackoverflow.com/a/30133668" calcext:value-type="string">
            <text:p>https://stackoverflow.com/a/3013366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comments unrelated to edits, other authors improved formatting</text:p>
          </table:table-cell>
          <table:table-cell table:number-columns-repeated="1011"/>
        </table:table-row>
        <table:table-row table:style-name="ro1">
          <table:table-cell office:value-type="float" office:value="92298332" calcext:value-type="float">
            <text:p>92298332</text:p>
          </table:table-cell>
          <table:table-cell office:value-type="float" office:value="30693831" calcext:value-type="float">
            <text:p>30693831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8]=1; &quot;q&quot;; &quot;a&quot;); &quot;/&quot;; [.B18]))" office:value-type="string" office:string-value="https://stackoverflow.com/a/30693831" calcext:value-type="string">
            <text:p>https://stackoverflow.com/a/30693831</text:p>
          </table:table-cell>
          <table:table-cell office:value-type="string" calcext:value-type="string">
            <text:p>discussion between question author and answer author → edit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few hours between discussion and edit, but edits seem to be related to discussion</text:p>
          </table:table-cell>
          <table:table-cell table:number-columns-repeated="1011"/>
        </table:table-row>
        <table:table-row table:style-name="ro1">
          <table:table-cell office:value-type="float" office:value="108936262" calcext:value-type="float">
            <text:p>108936262</text:p>
          </table:table-cell>
          <table:table-cell office:value-type="float" office:value="34896080" calcext:value-type="float">
            <text:p>34896080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9]=1; &quot;q&quot;; &quot;a&quot;); &quot;/&quot;; [.B19]))" office:value-type="string" office:string-value="https://stackoverflow.com/a/34896080" calcext:value-type="string">
            <text:p>https://stackoverflow.com/a/34896080</text:p>
          </table:table-cell>
          <table:table-cell office:value-type="string" calcext:value-type="string">
            <text:p>comment by question author → comment by answer author → edit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uestion author comments that he is still having issues, answer author asks for additional information, edit is made before new comments of question author is posted</text:p>
          </table:table-cell>
          <table:table-cell table:number-columns-repeated="1011"/>
        </table:table-row>
        <table:table-row table:style-name="ro1">
          <table:table-cell office:value-type="float" office:value="120864585" calcext:value-type="float">
            <text:p>120864585</text:p>
          </table:table-cell>
          <table:table-cell office:value-type="float" office:value="37928962" calcext:value-type="float">
            <text:p>37928962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0]=1; &quot;q&quot;; &quot;a&quot;); &quot;/&quot;; [.B20]))" office:value-type="string" office:string-value="https://stackoverflow.com/q/37928962" calcext:value-type="string">
            <text:p>https://stackoverflow.com/q/37928962</text:p>
          </table:table-cell>
          <table:table-cell office:value-type="string" calcext:value-type="string">
            <text:p>comment by other user → comment by question author/edit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clear if comment and edit are related</text:p>
          </table:table-cell>
          <table:table-cell table:number-columns-repeated="1011"/>
        </table:table-row>
        <table:table-row table:style-name="ro1">
          <table:table-cell office:value-type="float" office:value="120874476" calcext:value-type="float">
            <text:p>120874476</text:p>
          </table:table-cell>
          <table:table-cell office:value-type="float" office:value="37931432" calcext:value-type="float">
            <text:p>37931432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1]=1; &quot;q&quot;; &quot;a&quot;); &quot;/&quot;; [.B21]))" office:value-type="string" office:string-value="https://stackoverflow.com/q/37931432" calcext:value-type="string">
            <text:p>https://stackoverflow.com/q/37931432</text:p>
          </table:table-cell>
          <table:table-cell office:value-type="string" calcext:value-type="string">
            <text:p>discussion between question author and other users → edit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iscussion, then question author comments and edits post</text:p>
          </table:table-cell>
          <table:table-cell table:number-columns-repeated="1011"/>
        </table:table-row>
        <table:table-row table:style-name="ro1">
          <table:table-cell office:value-type="float" office:value="143562401" calcext:value-type="float">
            <text:p>143562401</text:p>
          </table:table-cell>
          <table:table-cell office:value-type="float" office:value="43517581" calcext:value-type="float">
            <text:p>43517581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2]=1; &quot;q&quot;; &quot;a&quot;); &quot;/&quot;; [.B22]))" office:value-type="string" office:string-value="https://stackoverflow.com/q/43517581" calcext:value-type="string">
            <text:p>https://stackoverflow.com/q/43517581</text:p>
          </table:table-cell>
          <table:table-cell office:value-type="string" calcext:value-type="string">
            <text:p>discussion between question author and other users → edits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ng discussion, added and deleted screenshot</text:p>
          </table:table-cell>
          <table:table-cell table:number-columns-repeated="1011"/>
        </table:table-row>
        <table:table-row table:style-name="ro1">
          <table:table-cell office:value-type="float" office:value="152739998" calcext:value-type="float">
            <text:p>152739998</text:p>
          </table:table-cell>
          <table:table-cell office:value-type="float" office:value="45388935" calcext:value-type="float">
            <text:p>45388935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23]=1; &quot;q&quot;; &quot;a&quot;); &quot;/&quot;; [.B23]))" office:value-type="string" office:string-value="https://stackoverflow.com/a/45388935" calcext:value-type="string">
            <text:p>https://stackoverflow.com/a/45388935</text:p>
          </table:table-cell>
          <table:table-cell office:value-type="string" calcext:value-type="string">
            <text:p>edit by non-author editor → comment by answer author → edit by non-author edit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Comment is dedicated to non-author edits and written by author</text:p>
          </table:table-cell>
          <table:table-cell table:number-columns-repeated="1011"/>
        </table:table-row>
        <table:table-row table:style-name="ro1">
          <table:table-cell office:value-type="float" office:value="157892886" calcext:value-type="float">
            <text:p>157892886</text:p>
          </table:table-cell>
          <table:table-cell office:value-type="float" office:value="46633885" calcext:value-type="float">
            <text:p>46633885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4]=1; &quot;q&quot;; &quot;a&quot;); &quot;/&quot;; [.B24]))" office:value-type="string" office:string-value="https://stackoverflow.com/q/46633885" calcext:value-type="string">
            <text:p>https://stackoverflow.com/q/46633885</text:p>
          </table:table-cell>
          <table:table-cell office:value-type="string" calcext:value-type="string">
            <text:p>comment by other user → comment by question author → e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he second edit was a few hours after the comments</text:p>
          </table:table-cell>
          <table:table-cell table:number-columns-repeated="1011"/>
        </table:table-row>
        <table:table-row table:style-name="ro1">
          <table:table-cell office:value-type="float" office:value="158498307" calcext:value-type="float">
            <text:p>158498307</text:p>
          </table:table-cell>
          <table:table-cell office:value-type="float" office:value="46783676" calcext:value-type="float">
            <text:p>46783676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25]=1; &quot;q&quot;; &quot;a&quot;); &quot;/&quot;; [.B25]))" office:value-type="string" office:string-value="https://stackoverflow.com/a/46783676" calcext:value-type="string">
            <text:p>https://stackoverflow.com/a/46783676</text:p>
          </table:table-cell>
          <table:table-cell office:value-type="string" calcext:value-type="string">
            <text:p>discussion → edit → discus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comment: “Don't just copy and paste the code, understand what the code is doing.“</text:p>
          </table:table-cell>
          <table:table-cell table:number-columns-repeated="1011"/>
        </table:table-row>
        <table:table-row table:style-name="ro1">
          <table:table-cell table:style-name="ce1" office:value-type="float" office:value="161094112" calcext:value-type="float">
            <text:p>161094112</text:p>
          </table:table-cell>
          <table:table-cell table:style-name="ce1" office:value-type="float" office:value="47409055" calcext:value-type="float">
            <text:p>4740905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HYPERLINK(COM.MICROSOFT.CONCAT(&quot;https://stackoverflow.com/&quot;; IF([.C26]=1; &quot;q&quot;; &quot;a&quot;); &quot;/&quot;; [.B26]))" office:value-type="string" office:string-value="https://stackoverflow.com/a/47409055" calcext:value-type="string">
            <text:p>https://stackoverflow.com/a/47409055</text:p>
          </table:table-cell>
          <table:table-cell table:style-name="ce1" office:value-type="string" calcext:value-type="string">
            <text:p>comment by other user → comment by answer author → comment by other user → edit → comment by answer author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eplaced jsfiddle link with stack snippet</text:p>
          </table:table-cell>
          <table:table-cell table:style-name="ce1" table:number-columns-repeated="1011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Additional remarks:</text:p>
          </table:table-cell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Edits by non-authors are often formatting or formulation improvements</text:p>
          </table:table-cell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ometimes the comments and edits of post authors happen in the same minute, cannot tell which was first using web interface</text:p>
          </table:table-cell>
          <table:table-cell table:number-columns-repeated="4"/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Some authors documents their edits in the posts (e.g., EDIT: … or UPDATE: …)</text:p>
          </table:table-cell>
          <table:table-cell table:number-columns-repeated="4"/>
          <table:table-cell table:style-name="Default" table:number-columns-repeated="7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21:09:21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4T22:44:39.940000000</dc:date>
    <meta:editing-duration>PT2H51M5S</meta:editing-duration>
    <meta:editing-cycles>106</meta:editing-cycles>
    <meta:generator>LibreOffice/5.4.5.1$Windows_X86_64 LibreOffice_project/79c9829dd5d8054ec39a82dc51cd9eff340dbee8</meta:generator>
    <meta:document-statistic meta:table-count="1" meta:cell-count="342" meta:object-count="0"/>
  </office:meta>
</office:document-meta>
</file>